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e5ba" officeooo:paragraph-rsid="001ee5ba"/>
    </style:style>
    <style:style style:name="P2" style:family="paragraph" style:parent-style-name="Standard">
      <style:text-properties officeooo:rsid="00206fb4" officeooo:paragraph-rsid="00206f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Create a PowerPoint Template: <text:a xlink:type="simple" xlink:href="https://www.youtube.com/watch?v=oXCjOhlOROw" text:style-name="Internet_20_link" text:visited-style-name="Visited_20_Internet_20_Link">Link</text:a> </text:p>
      <text:p text:style-name="P1"/>
      <text:p text:style-name="P2">Part 1:</text:p>
      <text:p text:style-name="P2">Setting up the framework &amp; layout design for your PowerPoint template in the SlideMaster.</text:p>
      <text:p text:style-name="P2"/>
      <text:p text:style-name="P2">Create ur PowerPoint Theme:</text:p>
      <text:p text:style-name="P2">Color, fonts, effects for your shapes.</text:p>
      <text:p text:style-name="P2"/>
      <text:p text:style-name="P2">Answer some of the question in the article, how to build up custom template in the description below.</text:p>
      <text:p text:style-name="P2">You build out something that serve the exact purpose u building it for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ource Sans Pro" fo:font-family="'Source Sans Pro'" style:font-family-generic="swiss" style:font-pitch="variable" fo:font-size="14pt" style:font-size-asian="12.25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24T21:05:51.195000000</meta:creation-date>
    <dc:date>2021-04-25T23:02:48.040000000</dc:date>
    <meta:editing-duration>P1DT1H26M26S</meta:editing-duration>
    <meta:editing-cycles>1</meta:editing-cycles>
    <meta:document-statistic meta:table-count="0" meta:image-count="0" meta:object-count="0" meta:page-count="1" meta:paragraph-count="7" meta:word-count="64" meta:character-count="375" meta:non-whitespace-character-count="317"/>
    <meta:generator>LibreOffice/6.4.7.2$Windows_X86_64 LibreOffice_project/639b8ac485750d5696d7590a72ef1b496725cfb5</meta:generator>
  </office:meta>
</office:document-meta>
</file>